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F332D463D3AEDBC40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style:font-name="Linux Biolinum Keyboard O" fo:font-size="48pt" officeooo:rsid="001bef1f" officeooo:paragraph-rsid="001bef1f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6cm, 0.48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2cm" svg:y="3.944cm" svg:width="21.001cm" svg:height="16.2cm" draw:z-index="0"><draw:image xlink:href="Pictures/1000000000000280000001F332D463D3AEDBC405.jpg" xlink:type="simple" xlink:show="embed" xlink:actuate="onLoad" loext:mime-type="image/jpeg"/></draw:frame>couc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3:04:39.550618829</meta:creation-date>
    <dc:date>2020-04-15T23:06:18.484122292</dc:date>
    <meta:editing-duration>PT1M39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6.1.5.2$Linux_X86_64 LibreOffice_project/10$Build-2</meta:generator>
  </office:meta>
</office:document-meta>
</file>